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200%"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00%"/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P10" style:family="paragraph" style:parent-style-name="Standard">
      <style:paragraph-properties fo:line-height="100%"/>
      <style:text-properties style:font-name="Liberation Serif" style:font-name-asian="WenQuanYi Micro Hei" style:font-name-complex="Lohit Hindi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erif" style:font-name-asian="WenQuanYi Micro Hei" style:font-name-complex="Lohit Hindi"/>
    </style:style>
    <style:style style:name="P12" style:family="paragraph" style:parent-style-name="Standard">
      <style:paragraph-properties fo:line-height="200%"/>
      <style:text-properties style:font-name="Liberation Serif" style:font-name-asian="WenQuanYi Micro Hei" style:font-name-complex="Lohit Hindi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iberation Serif" fo:font-size="14pt" style:font-name-asian="WenQuanYi Micro Hei" style:font-size-asian="14pt" style:font-name-complex="Lohit Hindi" style:font-size-complex="14pt"/>
    </style:style>
    <style:style style:name="P14" style:family="paragraph" style:parent-style-name="Standard">
      <style:paragraph-properties fo:line-height="200%"/>
    </style:style>
    <style:style style:name="P15" style:family="paragraph" style:parent-style-name="Standard">
      <style:paragraph-properties fo:line-height="200%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" style:font-name-asian="WenQuanYi Micro Hei" style:font-name-complex="Lohit Hindi"/>
    </style:style>
    <style:style style:name="T6" style:family="text">
      <style:text-properties style:font-name="Liberation Serif" fo:font-weight="normal" style:font-name-asian="WenQuanYi Micro Hei" style:font-weight-asian="normal" style:font-name-complex="Lohit Hindi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 Reference</text:p>
      <text:p text:style-name="P1"/>
      <text:p text:style-name="P3">Draw = Play cards equal to Skill, add Trait to result.</text:p>
      <text:p text:style-name="P3"/>
      <text:p text:style-name="P1"/>
      <text:p text:style-name="P15">Combat Tricks </text:p>
      <text:p text:style-name="P15">Can be used once per turn, consumes full action regardless.</text:p>
      <text:p text:style-name="P2">Bash<text:span text:style-name="T2"> – Allows use of ranged weapons in a melee attack. Use weapon as improvised weapon(see pg xx)</text:span></text:p>
      <text:p text:style-name="P4"><text:span text:style-name="T1">Bind</text:span> – Melee attack, locks both involved weapons</text:p>
      <text:p text:style-name="P4"><text:span text:style-name="T1">Break</text:span> – -1 Card, melee, damage is dealt to target's weapon</text:p>
      <text:p text:style-name="P4"><text:span text:style-name="T1">Called Shot</text:span> – -1(torso) to -4(neck) cards on attack. If a <text:span text:style-name="T1">Wound</text:span><text:span text:style-name="T2"> results</text:span>, target loses use of said area. Head shot = 2x Wounds. Neck shot = 2x Wounds, ignores armor.</text:p>
      <text:p text:style-name="P4"><text:span text:style-name="T1">Charge</text:span> – Declare melee target, move twice as far in a straight line and attack. KD'd upon failed attack.</text:p>
      <text:p text:style-name="P4"><text:span text:style-name="T1">Disarm</text:span> – Melee attack[<text:span text:style-name="T3">♠</text:span><text:span text:style-name="T5">], no damage, but target's weapon drops on success. -1 card to play weapon in empty hand.</text:span> <text:s/></text:p>
      <text:p text:style-name="P4"><text:span text:style-name="T1">Grapple</text:span> – Melee attack, no damage. Target is Grappled, requiring Athletics[<text:span text:style-name="T3">♣</text:span><text:span text:style-name="T5">] to move or act.</text:span> </text:p>
      <text:p text:style-name="P4"><text:span text:style-name="T1">Hurl</text:span> – -1 card to throw a weapon not intended for such use.</text:p>
      <text:p text:style-name="P2">Lunge<text:span text:style-name="T2"> – This character may take penalties up to their </text:span>Body<text:span text:style-name="T2"> to all defense draws until their next turn. They then add that number to an immediate melee attack draw.</text:span></text:p>
      <text:p text:style-name="P4"><text:span text:style-name="T1">Stunt</text:span> – &lt;Weapon&gt; Skill[<text:span text:style-name="T3">♦</text:span><text:span text:style-name="T5">]. Success = 1 temporary Wildcard, expires at end of scene.<text:tab/></text:span></text:p>
      <text:p text:style-name="P4"><text:span text:style-name="T1">Tag</text:span> – Melee attack. No damage, but target loses 1 Wildcard. </text:p>
      <text:p text:style-name="P4"><text:span text:style-name="T1">Trip</text:span> – Melee attack. No damage, but target is Knocked Down.</text:p>
      <text:p text:style-name="P2">Two Weapon Fighting<text:span text:style-name="T2"> – Attack &amp; Defense draws -2 cards. May make two separate attacks each turn.</text:span></text:p>
      <text:p text:style-name="P6"/>
      <text:p text:style-name="P7">Social Tricks</text:p>
      <text:p text:style-name="P8">Can be used once per turn, consumes full action regardless.</text:p>
      <text:p text:style-name="P2">Boast ­ <text:span text:style-name="T2">Successful Influence[</text:span><text:span text:style-name="T4">♠</text:span><text:span text:style-name="T2">] grants 1 rank of Good Reputation until end of scene.</text:span></text:p>
      <text:p text:style-name="P2">Charm – <text:span text:style-name="T2">Successful Influence[</text:span><text:span text:style-name="T4">♠</text:span><text:span text:style-name="T2">] = target cannot use social attacks against you for 1 turn.</text:span></text:p>
      <text:p text:style-name="P2">Intimidate – <text:span text:style-name="T2">Successful Influence[</text:span><text:span text:style-name="T4">♥</text:span><text:span text:style-name="T2">] at -1. Damage is dealt to SP instead of MP.</text:span></text:p>
      <text:p text:style-name="P2">Seduce – <text:span text:style-name="T2">Successful Influence[</text:span><text:span text:style-name="T4">♣</text:span><text:span text:style-name="T2">] = target halves results of any attack draw directed at you.</text:span></text:p>
      <text:p text:style-name="P2">Taunt - <text:span text:style-name="T2">Successful Influence[</text:span><text:span text:style-name="T4">♠</text:span><text:span text:style-name="T2">] = target must target you with its next attack.</text:span></text:p>
      <text:p text:style-name="P2"/>
      <text:p text:style-name="P5">States</text:p>
      <text:p text:style-name="P4"/>
      <text:p text:style-name="P4"><text:span text:style-name="T1">Desperate: </text:span><text:span text:style-name="T2">Max wounds on one Trait</text:span><text:span text:style-name="T1"> </text:span><text:span text:style-name="T2">. Immediately draw cards equal to Luck or Spirit. Use Luck or Spirit for all draws.</text:span> </text:p>
      <text:p text:style-name="P4"><text:span text:style-name="T1">Killed</text:span><text:span text:style-name="T2">: Max wounds on all Traits. Character is quite done, make another.</text:span></text:p>
      <text:p text:style-name="P4"><text:span text:style-name="T1">Knocked Down</text:span>: -2 on all Defensive Draws. 1 Action to get up.</text:p>
      <text:p text:style-name="P4"><text:span text:style-name="T1">Knocked Out</text:span>: Max wounds on two Traits. Character cannot act.</text:p>
      <text:p text:style-name="P4"><text:span text:style-name="T1">Unaware</text:span>: -4 on all Defensive Draws. Successful Perception[<text:span text:style-name="T3">♠</text:span><text:span text:style-name="T5">] vs. Stealth to negate.</text:span></text:p>
      <text:p text:style-name="P2"><text:span text:style-name="T5">Wounded</text:span><text:span text:style-name="T6">: Max wounds on three Traits. Character gains the Disadvantage of the attacker's choice.</text:span></text:p>
      <text:p text:style-name="P9"/>
      <text:p text:style-name="P11">Magic!</text:p>
      <text:p text:style-name="P10"/>
      <text:p text:style-name="P10"><text:span text:style-name="T1">Transmogrify </text:span>– Bonds, Transform, Dominate, Scent</text:p>
      <text:p text:style-name="P10"><text:span text:style-name="T1">Arcana</text:span> – Analyze, Manifest, Illusions, Scrying</text:p>
      <text:p text:style-name="P10"><text:soft-page-break/><text:span text:style-name="T1">Exaltation</text:span> – Brands, Banishment, Healing, Prophecy</text:p>
      <text:p text:style-name="P10"><text:span text:style-name="T1">Chaotics</text:span> – Attunement, Wild, Chance, Shuffle </text:p>
      <text:p text:style-name="P10"><text:span text:style-name="T1">Abominable Form</text:span> – Can take form of defeated Monsters. See pg. Xx</text:p>
      <text:p text:style-name="P10"><text:span text:style-name="T1">Attraction</text:span> – Can choose to be the target of magical abilities. Opposed Attraction[<text:span text:style-name="T3">♥</text:span>] vs. caster's draw. If successful, the spell has no effect and this character gains a WC. </text:p>
      <text:p text:style-name="P10"><text:span text:style-name="T1">Bound Golem </text:span>– Gain 10 XP follower, PR = Rank. Requires use of anointed materials, see pg. Xx</text:p>
      <text:p text:style-name="P10"><text:span text:style-name="T1">Blood of the Seas – </text:span><text:span text:style-name="T2">Immunity to drowning in salt water. Can drink sea water. Blood[</text:span><text:span text:style-name="T4">♦</text:span><text:span text:style-name="T2">] to affect weather while near the ocean.</text:span></text:p>
      <text:p text:style-name="P10"><text:span text:style-name="T1">Breath of the Tundra</text:span> – Immunity to cold weather effects. WC to use as an attack or manipulate weather. See pg. xx</text:p>
      <text:p text:style-name="P10"><text:span text:style-name="T1">Discordance</text:span> – Opposed check vs. Magic use while active, consumes action each turn. See pg. Xx</text:p>
      <text:p text:style-name="P10"><text:span text:style-name="T1">Elemental Shape </text:span>– WC to merge with land, useful for fast travel or avoiding obstructions. See pg. Xx</text:p>
      <text:p text:style-name="P10"><text:span text:style-name="T1">Ferrous Affinity</text:span> – WC to merge with a metallic object for one scene. See pg. Xx</text:p>
      <text:p text:style-name="P10"><text:span text:style-name="T1">Mimicry</text:span> – WC to gain a spell you've seen used this scene for one scene. See pg. xx</text:p>
      <text:p text:style-name="P10"><text:span text:style-name="T1">Ring Lord</text:span> – WC. Opposed Rings[<text:span text:style-name="T3">♥</text:span>] vs. Guts[<text:span text:style-name="T3">♥</text:span>] to seal the use of a magical ability into a ring made of appropriate materials. Bearer can use the ability once per day. Ring is fragile, pg. Xx</text:p>
      <text:p text:style-name="P10"><text:span text:style-name="T1">Sihircraft</text:span> – Requires Time &amp; a KO'd opponent. Contain skill ranks in jewelry. See pg. xx</text:p>
      <text:p text:style-name="P10"><text:span text:style-name="T1">Transference(Red)</text:span> – WC. Transference[<text:span text:style-name="T3">♥</text:span>]. May absorb a wound for each success from a single target. </text:p>
      <text:p text:style-name="P10"><text:span text:style-name="T1">Transference(Black) </text:span>– WC. Opposed melee Transference[<text:span text:style-name="T3">♣</text:span>]. Transfer a wound from this character to the target for each success.<text:span text:style-name="T1"><text:tab/></text:span></text:p>
      <text:p text:style-name="P10"/>
      <text:p text:style-name="P13">Steps!</text:p>
      <text:p text:style-name="P14">Draw Step. </text:p>
      <text:p text:style-name="P14">Play Step. </text:p>
      <text:p text:style-name="P14">Betting Step(P2) </text:p>
      <text:p text:style-name="P14">Betting Step(P1) </text:p>
      <text:p text:style-name="P14">(Continues until both players can't or don't want to play any more cards) </text:p>
      <text:p text:style-name="P14">Reveal Step. </text:p>
      <text:p text:style-name="P14">Consequences. </text:p>
      <text:p text:style-name="P12">Shuffle all cards back into dec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23:34:46</meta:creation-date>
    <dc:date>2013-05-13T18:18:10</dc:date>
    <meta:editing-duration>PT7H25M2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2" meta:paragraph-count="58" meta:word-count="722" meta:character-count="4148" meta:non-whitespace-character-count="3465"/>
  </office:meta>
</office:document-meta>
</file>